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HIM &amp; HER</text:p>
      <text:p text:style-name="Standard"/>
      <text:p text:style-name="Standard">GIOVANE</text:p>
      <text:p text:style-name="Standard"/>
      <text:p text:style-name="Standard">Abadal cabernet Franc 2011</text:p>
      <text:p text:style-name="P1">A young red wine, although it has been fermented four months in barriques, that you can taste on the instant without decanting it.</text:p>
      <text:p text:style-name="Standard"/>
      <text:p text:style-name="Standard">Abel Mendoza</text:p>
      <text:p text:style-name="P1">The right match with a pizza! A peculiar red wine that has been fermented in cement tanks.</text:p>
      <text:p text:style-name="P1"/>
      <text:p text:style-name="P2">Chateau Mouton-croix 2011</text:p>
      <text:p text:style-name="P1">Who loves eating huge plates of mixed grill can't miss this lovely French wine, very similiar to the Bordeaux.</text:p>
      <text:p text:style-name="P2"/>
      <text:p text:style-name="P2">L'equilibrista</text:p>
      <text:p text:style-name="P1">A spanish wine grown up in French oak barrels. A wine, as we use to say, “harmonious”, that has found the right equilibrium... The name says it all!</text:p>
      <text:p text:style-name="P2"/>
      <text:p text:style-name="P2">La chablisienne</text:p>
      <text:p text:style-name="P1">Directly from Burgundy a white wine considered from the passionate a myth. If who receives it worth as much, what are you waiting for?</text:p>
      <text:p text:style-name="P1"/>
      <text:p text:style-name="P2">DECISI</text:p>
      <text:p text:style-name="P2"/>
      <text:p text:style-name="P2">Propiedad remondo palacios</text:p>
      <text:p text:style-name="P1">A wine of the unique taste that's only waiting for being espoused with refined plates cooked by real chefs. </text:p>
      <text:p text:style-name="P2"/>
      <text:p text:style-name="P2">Chanson père &amp; Fils Chablis</text:p>
      <text:p text:style-name="P1">If who has to receive it is cooking fish in the most different ways all day long, he/she is only waiting that this white wine suddenly arrives from the door of his/her house to complete the work.</text:p>
      <text:p text:style-name="P2"/>
      <text:p text:style-name="P2">Huellas 2009</text:p>
      <text:p text:style-name="P1">The right mix of wine, love and fantasy... Are they enough as ingredients for a gift?</text:p>
      <text:p text:style-name="P2"/>
      <text:p text:style-name="P2">Marcel duiss Pinot grigio</text:p>
      <text:p text:style-name="P2">Like all the Pinot gris, his taste is delicate and soft, does it match with your better half?</text:p>
      <text:p text:style-name="P2"/>
      <text:p text:style-name="P2">Roberto Voerzio langhe nebbiolo</text:p>
      <text:p text:style-name="P1">A wine that contains all the tastes of the Italian tradition.</text:p>
      <text:p text:style-name="P1"/>
      <text:p text:style-name="P2">ROBUSTI</text:p>
      <text:p text:style-name="P2">Clos d'Agon</text:p>
      <text:p text:style-name="P1">A wine that can puzzle your ideas for its richness and for the variety of the grapes that it contains.</text:p>
      <text:p text:style-name="P1"/>
      <text:p text:style-name="P2">Miserere 2006</text:p>
      <text:p text:style-name="P1">A demanding wine that has to take all the time to give off its taste.</text:p>
      <text:p text:style-name="P1"/>
      <text:p text:style-name="P2">Cims de porrere</text:p>
      <text:p text:style-name="P1">A wine that can stay alone with the thoughts and projects of whom is drinking it.</text:p>
      <text:p text:style-name="P2"/>
      <text:p text:style-name="P2"><text:soft-page-break/>Chanson père &amp; fils gevrey</text:p>
      <text:p text:style-name="P1">A wine that is satisfied of combining with any kind of meat.</text:p>
      <text:p text:style-name="P2"/>
      <text:p text:style-name="P2">Goddert zind- Humbrecht Gewurztraminer</text:p>
      <text:p text:style-name="P1">As soon as the fragrance of this wine gives off in the air, your taste is already looking forward to experience its aromatic pleasure.</text:p>
      <text:p text:style-name="P2"/>
      <text:p text:style-name="P2">SPUMEGGIANTI</text:p>
      <text:p text:style-name="P2"/>
      <text:p text:style-name="P2">Gramona brut imperial</text:p>
      <text:p text:style-name="P1">For a bang that wants to leave your mark.</text:p>
      <text:p text:style-name="P2"/>
      <text:p text:style-name="P2">Castell Sant'Antoni</text:p>
      <text:p text:style-name="P1">A wine that's halfaway between a white and a red wine... Reason is always in the middle!</text:p>
      <text:p text:style-name="P2"/>
      <text:p text:style-name="P2">Mumm Cordon</text:p>
      <text:p text:style-name="P1">A classical gift that always hits the mark.</text:p>
      <text:p text:style-name="P2"/>
      <text:p text:style-name="P2">Veuve Chicquot brut</text:p>
      <text:p text:style-name="P1">A French Champagne, great for any occasions.</text:p>
      <text:p text:style-name="P2"/>
      <text:p text:style-name="P2">Gosset brut excellence</text:p>
      <text:p text:style-name="P1">If maths is not an opinion, if you add Chardonnay and Pinot noir, the answer is always inevitable: Champagne!</text:p>
      <text:p text:style-name="P2"/>
      <text:p text:style-name="P2">AMABILI</text:p>
      <text:p text:style-name="P2"/>
      <text:p text:style-name="P2">Belle lustau revel</text:p>
      <text:p text:style-name="P1">The right balance between sweetness and delicacy.</text:p>
      <text:p text:style-name="P2"/>
      <text:p text:style-name="P2">Barbadillo Amontillado</text:p>
      <text:p text:style-name="P1">The right bottle for important decisions, it's difficult to double back!</text:p>
      <text:p text:style-name="P2"/>
      <text:p text:style-name="P2">Hetszolo</text:p>
      <text:p text:style-name="P1">A light wine, of Hungarian origin.</text:p>
      <text:p text:style-name="P2"/>
      <text:p text:style-name="P2">Niepoort Rubino</text:p>
      <text:p text:style-name="P1">For whom sometimes needs to plunge in the Portuguese saudade</text:p>
      <text:p text:style-name="P2"/>
      <text:p text:style-name="P2">Chateau Laufautie</text:p>
      <text:p text:style-name="P1">A sweet wine that doesn't hide the traces of the wo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10T11:17:36</meta:creation-date>
    <dc:date>2013-10-12T17:10:03.80</dc:date>
    <meta:editing-duration>PT2H13M16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2" meta:paragraph-count="56" meta:word-count="483" meta:character-count="2734"/>
  </office:meta>
</office:document-meta>
</file>